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Verdana, Geneva, sans-serif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007023" officeooo:paragraph-rsid="00014b80"/>
    </style:style>
    <style:style style:name="P2" style:family="paragraph" style:parent-style-name="Text_20_body">
      <style:text-properties officeooo:paragraph-rsid="00014b80"/>
    </style:style>
    <style:style style:name="P3" style:family="paragraph" style:parent-style-name="Text_20_body" style:list-style-name="L1">
      <style:paragraph-properties fo:text-align="start" style:justify-single-word="false" fo:orphans="2" fo:widows="2" fo:padding="0in" fo:border="none"/>
      <style:text-properties officeooo:paragraph-rsid="00014b80"/>
    </style:style>
    <style:style style:name="P4" style:family="paragraph" style:parent-style-name="Standard">
      <style:text-properties officeooo:rsid="00007023" officeooo:paragraph-rsid="00007023"/>
    </style:style>
    <style:style style:name="T1" style:family="text">
      <style:text-properties officeooo:rsid="00014b80"/>
    </style:style>
    <style:style style:name="T2" style:family="text">
      <style:text-properties fo:font-variant="normal" fo:text-transform="none" fo:color="#3c3c3c" style:font-name="Open Sans" fo:font-size="10.1000003814697pt" fo:letter-spacing="normal" fo:font-style="normal" fo:font-weight="bold"/>
    </style:style>
    <style:style style:name="T3" style:family="text">
      <style:text-properties fo:font-variant="normal" fo:text-transform="none" fo:color="#3c3c3c" style:font-name="Open Sans" fo:font-size="10.1000003814697pt" fo:letter-spacing="normal" fo:font-style="normal" fo:font-weight="normal"/>
    </style:style>
    <style:style style:name="T4" style:family="text">
      <style:text-properties fo:font-variant="normal" fo:text-transform="none" fo:color="#3c3c3c" style:font-name="Open Sans" fo:font-size="10.1000003814697pt" fo:letter-spacing="normal" fo:font-style="normal" fo:font-weight="normal" officeooo:rsid="00014b80"/>
    </style:style>
    <style:style style:name="T5" style:family="text">
      <style:text-properties fo:font-variant="normal" fo:text-transform="none" fo:color="#3c3c3c" style:font-name="Open Sans" fo:font-size="10.1000003814697pt" fo:letter-spacing="normal" fo:font-style="normal" fo:font-weight="normal" officeooo:rsid="00007023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Collecting</text:p>
      <text:p text:style-name="P4">2. Munging/Cleaning </text:p>
      <text:p text:style-name="P4">3. Exploration</text:p>
      <text:p text:style-name="P4">4. Transform (preparation for modeling)</text:p>
      <text:p text:style-name="P4">5. Modeling</text:p>
      <text:p text:style-name="P4"/>
      <text:p text:style-name="P4">Machine Learning Models:</text:p>
      <text:p text:style-name="P4">1. Classification (supervised)</text:p>
      <text:p text:style-name="P4">2. Regression (supervised)</text:p>
      <text:p text:style-name="P4">3. Clustering <text:span text:style-name="T1">(in this class, unsupervised)</text:span></text:p>
      <text:p text:style-name="P4">4. Dimensionality Reduction <text:span text:style-name="T1">(unsupervised)</text:span></text:p>
      <text:p text:style-name="P4">5. Reinforcement Learning (won't be taught in class)</text:p>
      <text:p text:style-name="P4"/>
      <text:p text:style-name="P1"><text:span text:style-name="Strong_20_Emphasis"><text:span text:style-name="T2">Collecting</text:span></text:span><text:span text:style-name="T3">: </text:span></text:p>
      <text:p text:style-name="P1"><text:span text:style-name="T3"><text:tab/>Have a data driven question.</text:span></text:p>
      <text:p text:style-name="P2"><text:span text:style-name="T5"><text:tab/></text:span><text:span text:style-name="T4">T</text:span><text:span text:style-name="T3">he types of questions and problems solvable with machine learning.</text:span></text:p>
      <text:p text:style-name="P2"><text:span text:style-name="T3"><text:tab/>Collect as much data as you possibly can, focusing on samples.</text:span></text:p>
      <text:list xml:id="list5461403737657370180" text:style-name="L1">
        <text:list-item>
          <text:p text:style-name="P3"><text:span text:style-name="Strong_20_Emphasis"><text:span text:style-name="T2">Modeling</text:span></text:span><text:span text:style-name="T3">:</text:span></text:p>
          <text:p text:style-name="P3"><text:span text:style-name="T3"><text:s text:c="13"/>Unsupervised, and supervised learning, and how they're different.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Verdana, Geneva, sans-serif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20:03:10.946879000</meta:creation-date>
    <dc:date>2016-10-31T20:32:37.956040000</dc:date>
    <meta:editing-duration>PT13M36S</meta:editing-duration>
    <meta:editing-cycles>1</meta:editing-cycles>
    <meta:document-statistic meta:table-count="0" meta:image-count="0" meta:object-count="0" meta:page-count="1" meta:paragraph-count="17" meta:word-count="78" meta:character-count="575" meta:non-whitespace-character-count="498"/>
    <meta:generator>LibreOffice/5.0.6.3$MacOSX_X86_64 LibreOffice_project/490fc03b25318460cfc54456516ea2519c11d1aa</meta:generator>
  </office:meta>
</office:document-meta>
</file>